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Roboto" svg:font-family="Roboto, sans-serif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 table:border-model="collapsing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diagonal-bl-tr="0pt none #000000" style:diagonal-tl-br="0pt none #000000" calligra:specialborder-bottom="none" calligra:specialborder-left="none" calligra:specialborder-right="none" calligra:specialborder-top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diagonal-bl-tr="0pt none #000000" style:diagonal-tl-br="0pt none #000000" calligra:specialborder-bottom="solid" calligra:specialborder-left="none" calligra:specialborder-right="none" calligra:specialborder-top="none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diagonal-bl-tr="0pt none #000000" style:diagonal-tl-br="0pt none #000000" calligra:specialborder-bottom="solid" calligra:specialborder-left="none" calligra:specialborder-right="none" calligra:specialborder-top="solid" style:writing-mode="lr-tb"/>
    </style:style>
    <style:style style:name="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2" style:family="paragraph" style:parent-style-name="Text_20_body">
      <style:paragraph-properties fo:margin-left="0in" fo:margin-right="0in" fo:keep-together="auto" fo:orphans="2" fo:widows="2" fo:hyphenation-ladder-count="no-limit" fo:text-indent="0.4925in" style:auto-text-indent="false" fo:break-before="auto" fo:break-after="auto" fo:padding="0in" fo:border="none" fo:keep-with-next="auto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text-position="0% 100%" style:font-name="Times New Roman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text-scale="100%" fo:hyphenate="false" fo:hyphenation-remain-char-count="2" fo:hyphenation-push-char-count="2"/>
    </style:style>
    <style:style style:name="P3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ce181e" fo:language="ru" fo:country="RU" style:letter-kerning="true" fo:hyphenate="false" fo:hyphenation-remain-char-count="2" fo:hyphenation-push-char-count="2"/>
    </style:style>
    <style:style style:name="P10" style:family="paragraph" style:parent-style-name="Times14_5f_РИО2" style:master-page-name="">
      <style:paragraph-properties fo:margin-left="0in" fo:margin-right="0in" fo:line-height="150%" fo:text-align="center" style:justify-single-word="false" fo:hyphenation-ladder-count="no-limit" fo:text-indent="0.5118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style:letter-kerning="tru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2" style:family="paragraph" style:parent-style-name="Standard" style:master-page-name="First_20_Page">
      <style:paragraph-properties fo:text-align="center" style:justify-single-word="false" fo:hyphenation-ladder-count="no-limit" style:page-number="auto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14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US" style:letter-kerning="true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officeooo:paragraph-rsid="0003ae8d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language="en" fo:country="US" fo:hyphenate="false" fo:hyphenation-remain-char-count="2" fo:hyphenation-push-char-count="2"/>
    </style:style>
    <style:style style:name="P19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normal" style:letter-kerning="true" fo:hyphenate="false" fo:hyphenation-remain-char-count="2" fo:hyphenation-push-char-count="2"/>
    </style:style>
    <style:style style:name="P20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bold" officeooo:paragraph-rsid="0003ae8d" style:letter-kerning="true" fo:hyphenate="false" fo:hyphenation-remain-char-count="2" fo:hyphenation-push-char-count="2"/>
    </style:style>
    <style:style style:name="P21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bold" officeooo:paragraph-rsid="00046470" style:letter-kerning="true" fo:hyphenate="false" fo:hyphenation-remain-char-count="2" fo:hyphenation-push-char-count="2"/>
    </style:style>
    <style:style style:name="P22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23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officeooo:paragraph-rsid="0003ae8d" style:letter-kerning="true" fo:hyphenate="false" fo:hyphenation-remain-char-count="2" fo:hyphenation-push-char-count="2"/>
    </style:style>
    <style:style style:name="P24" style:family="paragraph" style:parent-style-name="Text_20_body" style:list-style-name="L5">
      <style:paragraph-properties fo:margin-left="0in" fo:margin-right="0in" fo:margin-top="0in" fo:margin-bottom="0.1965in" loext:contextual-spacing="false" fo:line-height="160%" fo:orphans="2" fo:widows="2" fo:text-indent="0in" style:auto-text-indent="false" fo:padding="0in" fo:border="none"/>
    </style:style>
    <style:style style:name="P25" style:family="paragraph" style:parent-style-name="Text_20_body">
      <style:paragraph-properties fo:margin-left="0in" fo:margin-right="0in" fo:margin-top="0in" fo:margin-bottom="0.1965in" loext:contextual-spacing="false" fo:orphans="2" fo:widows="2" fo:text-indent="0in" style:auto-text-indent="false" fo:padding="0in" fo:border="none"/>
    </style:style>
    <style:style style:name="P26" style:family="paragraph" style:parent-style-name="Text_20_body" style:list-style-name="L5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style:letter-kerning="true"/>
    </style:style>
    <style:style style:name="P2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style:letter-kerning="true"/>
    </style:style>
    <style:style style:name="P2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9" style:family="paragraph" style:parent-style-name="Text_20_body" style:list-style-name="L6">
      <style:paragraph-properties fo:margin-left="0in" fo:margin-right="0in" fo:margin-top="0in" fo:margin-bottom="0.078in" loext:contextual-spacing="false" fo:orphans="2" fo:widows="2" fo:text-indent="0in" style:auto-text-indent="false" fo:padding="0in" fo:border="none"/>
      <style:text-properties officeooo:paragraph-rsid="00038803"/>
    </style:style>
    <style:style style:name="P30" style:family="paragraph" style:parent-style-name="Text_20_body" style:list-style-name="L6">
      <style:paragraph-properties fo:margin-left="0in" fo:margin-right="0in" fo:margin-top="0in" fo:margin-bottom="0.0382in" loext:contextual-spacing="false" fo:orphans="2" fo:widows="2" fo:text-indent="0in" style:auto-text-indent="false" fo:padding="0in" fo:border="none"/>
      <style:text-properties officeooo:paragraph-rsid="00038803"/>
    </style:style>
    <style:style style:name="P31" style:family="paragraph" style:parent-style-name="Text_20_body">
      <style:paragraph-properties fo:margin-left="0in" fo:margin-right="0in" fo:margin-top="0in" fo:margin-bottom="0.0382in" loext:contextual-spacing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style:letter-kerning="true"/>
    </style:style>
    <style:style style:name="P32" style:family="paragraph" style:parent-style-name="Text_20_body" style:list-style-name="L6">
      <style:paragraph-properties fo:margin-left="0in" fo:margin-right="0in" fo:margin-top="0in" fo:margin-bottom="0.0382in" loext:contextual-spacing="false" fo:line-height="100%" fo:orphans="2" fo:widows="2" fo:text-indent="0in" style:auto-text-indent="false" fo:padding="0in" fo:border="none"/>
      <style:text-properties officeooo:paragraph-rsid="00038803"/>
    </style:style>
    <style:style style:name="P33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34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35" style:family="paragraph" style:parent-style-name="Heading_20_1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T1" style:family="text">
      <style:text-properties fo:text-transform="uppercase"/>
    </style:style>
    <style:style style:name="T2" style:family="text">
      <style:text-properties fo:font-weight="bold"/>
    </style:style>
    <style:style style:name="T3" style:family="text">
      <style:text-properties fo:font-weight="bold" officeooo:rsid="0003ae8d"/>
    </style:style>
    <style:style style:name="T4" style:family="text">
      <style:text-properties fo:color="#000000"/>
    </style:style>
    <style:style style:name="T5" style:family="text">
      <style:text-properties fo:color="#000000" fo:font-weight="bold"/>
    </style:style>
    <style:style style:name="T6" style:family="text">
      <style:text-properties fo:color="#000000" officeooo:rsid="00038803"/>
    </style:style>
    <style:style style:name="T7" style:family="text">
      <style:text-properties fo:color="#000000" fo:language="none" fo:country="none" fo:font-style="normal" officeooo:rsid="00038803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officeooo:rsid="00038803"/>
    </style:style>
    <style:style style:name="T10" style:family="text">
      <style:text-properties fo:font-variant="normal" fo:text-transform="none" fo:color="#222222" style:font-name="Times New Roman" fo:font-size="14pt" fo:letter-spacing="normal" fo:font-style="normal" fo:font-weight="bold"/>
    </style:style>
    <style:style style:name="T11" style:family="text">
      <style:text-properties fo:font-variant="normal" fo:text-transform="none" style:font-name="Times New Roman" fo:font-size="14pt" fo:letter-spacing="normal" fo:language="ru" fo:country="RU" fo:font-style="normal" fo:font-weight="normal" style:letter-kerning="true"/>
    </style:style>
    <style:style style:name="T12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style:letter-kerning="true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Times New Roman" fo:font-size="14pt"/>
    </style:style>
    <style:style style:name="T15" style:family="text">
      <style:text-properties style:use-window-font-color="true" style:font-name="Times New Roman" fo:font-size="14pt" officeooo:rsid="00038803"/>
    </style:style>
    <style:style style:name="T16" style:family="text">
      <style:text-properties style:use-window-font-color="true" style:font-name="Times New Roman" fo:font-size="14pt" fo:language="none" fo:country="none" fo:font-style="italic" fo:font-weight="bold" officeooo:rsid="00038803"/>
    </style:style>
    <style:style style:name="T17" style:family="text">
      <style:text-properties style:use-window-font-color="true" style:font-name="Times New Roman" fo:font-size="11pt" style:letter-kerning="true"/>
    </style:style>
    <style:style style:name="T18" style:family="text">
      <style:text-properties style:use-window-font-color="true" fo:language="ru" fo:country="RU" style:letter-kerning="true"/>
    </style:style>
    <style:style style:name="T19" style:family="text">
      <style:text-properties style:use-window-font-color="true" fo:language="none" fo:country="none" fo:font-weight="bold"/>
    </style:style>
    <style:style style:name="T20" style:family="text">
      <style:text-properties style:use-window-font-color="true" fo:language="none" fo:country="none" fo:font-weight="bold" officeooo:rsid="0003ae8d"/>
    </style:style>
    <style:style style:name="T21" style:family="text">
      <style:text-properties fo:font-style="italic" fo:font-weight="bold" officeooo:rsid="0003ae8d" style:font-style-asian="italic" style:font-weight-asian="bold" style:font-style-complex="italic" style:font-weight-complex="bold"/>
    </style:style>
    <style:style style:name="T22" style:family="text">
      <style:text-properties fo:font-weight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3ae8d" style:font-weight-asian="normal" style:font-weight-complex="normal"/>
    </style:style>
    <style:style style:name="T25" style:family="text">
      <style:text-properties fo:font-weight="normal" officeooo:rsid="00046470" style:font-weight-asian="normal" style:font-weight-complex="normal"/>
    </style:style>
    <style:style style:name="T26" style:family="text">
      <style:text-properties fo:font-style="normal" fo:font-weight="normal" officeooo:rsid="0003ae8d" style:font-style-asian="normal" style:font-weight-asian="normal" style:font-style-complex="normal" style:font-weight-complex="normal"/>
    </style:style>
    <style:style style:name="T27" style:family="text">
      <style:text-properties fo:color="#ff0000"/>
    </style:style>
    <style:style style:name="T28" style:family="text">
      <style:text-properties fo:language="none" fo:country="none"/>
    </style:style>
    <style:style style:name="T29" style:family="text">
      <style:text-properties fo:language="none" fo:country="none" officeooo:rsid="00038803"/>
    </style:style>
    <style:style style:name="T30" style:family="text">
      <style:text-properties fo:language="none" fo:country="none" fo:font-style="italic" fo:font-weight="bold" officeooo:rsid="00038803"/>
    </style:style>
    <style:style style:name="T31" style:family="text">
      <style:text-properties fo:language="none" fo:country="none" fo:font-weight="bold" officeooo:rsid="0003ae8d"/>
    </style:style>
    <style:style style:name="T32" style:family="text">
      <style:text-properties fo:language="none" fo:country="none" officeooo:rsid="0003ae8d"/>
    </style:style>
    <style:style style:name="T33" style:family="text">
      <style:text-properties fo:language="none" fo:country="none" fo:font-weight="normal" officeooo:rsid="0003ae8d" style:font-weight-asian="normal" style:font-weight-complex="normal"/>
    </style:style>
    <style:style style:name="T34" style:family="text">
      <style:text-properties fo:language="none" fo:country="none" fo:font-weight="normal" officeooo:rsid="00046470" style:font-weight-asian="normal" style:font-weight-complex="normal"/>
    </style:style>
    <style:style style:name="T35" style:family="text">
      <style:text-properties officeooo:rsid="00038803"/>
    </style:style>
    <style:style style:name="T36" style:family="text">
      <style:text-properties officeooo:rsid="0003ae8d"/>
    </style:style>
    <style:style style:name="T37" style:family="text">
      <style:text-properties officeooo:rsid="0003ae8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Book_20_Title"><text:span text:style-name="T1">отчет</text:span></text:span></text:p>
      <text:p text:style-name="P5">по лабораторной работе №<text:span text:style-name="T29">3</text:span></text:p>
      <text:p text:style-name="P6"><text:span text:style-name="T2">по дисциплине </text:span><text:span text:style-name="T5">«Программирование»</text:span></text:p>
      <text:p text:style-name="P6"><text:span text:style-name="Book_20_Title"><text:span text:style-name="T8">Тема: «</text:span></text:span><text:span text:style-name="Book_20_Title"><text:span text:style-name="T9">Использование</text:span></text:span><text:span text:style-name="Book_20_Title"><text:span text:style-name="T8"> </text:span></text:span><text:span text:style-name="Book_20_Title"><text:span text:style-name="T9">указателей</text:span></text:span><text:span text:style-name="Book_20_Title"><text:span text:style-name="T8">»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83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8"><text:s/><text:span text:style-name="T4">Ноздрин В.В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6">Жангиров Т.Р.</text:p>
          </table:table-cell>
        </table:table-row>
      </table:table>
      <text:p text:style-name="P6"/>
      <text:p text:style-name="P6"/>
      <text:p text:style-name="P6">Санкт-Петербург</text:p>
      <text:p text:style-name="P6">2019</text:p>
      <text:h text:style-name="P33" text:outline-level="2">Цель работы.</text:h>
      <text:p text:style-name="P2"><text:span text:style-name="T14">Научиться работать </text:span><text:span text:style-name="T15">указателями в </text:span><text:span text:style-name="T16">C</text:span><text:span text:style-name="T14">.</text:span></text:p>
      <text:p text:style-name="P3"/>
      <text:h text:style-name="P34" text:outline-level="2">Задание.</text:h>
      <text:p text:style-name="P7">Вариант <text:span text:style-name="T29">5</text:span></text:p>
      <text:p text:style-name="P14"><text:span text:style-name="T11">Напишите программу, которая форматирует некоторый текст и выводит результат на консоль.</text:span></text:p>
      <text:p text:style-name="P31">На вход программе подается текст, который заканчивается предложением "Dragon flew away!".</text:p>
      <text:list xml:id="list181681328" text:style-name="L6">
        <text:list-header>
          <text:p text:style-name="P30"><text:span text:style-name="T12">Предложение (кроме последнего) может заканчиваться на:</text:span></text:p>
        </text:list-header>
        <text:list-item>
          <text:p text:style-name="P30"><text:span text:style-name="T12">. (точка)</text:span></text:p>
        </text:list-item>
        <text:list-item>
          <text:p text:style-name="P29"><text:span text:style-name="T12">;(точка с запятой)</text:span></text:p>
        </text:list-item>
        <text:list-item>
          <text:p text:style-name="P32"><text:span text:style-name="T12">? (вопросительный знак)</text:span></text:p>
        </text:list-item>
      </text:list>
      <text:p text:style-name="P27">Программа должна изменить и вывести текст следующим образом:</text:p>
      <text:list xml:id="list1568751579" text:style-name="L5">
        <text:list-item>
          <text:p text:style-name="P26">Каждое предложение должно начинаться с новой строки.</text:p>
        </text:list-item>
        <text:list-item>
          <text:p text:style-name="P26">Табуляция (\t, ' ') в начале предложения должна быть удалена.</text:p>
        </text:list-item>
        <text:list-item>
          <text:p text:style-name="P26">Все предложения, в которых есть число 555, должны быть удалены.</text:p>
        </text:list-item>
        <text:list-item>
          <text:p text:style-name="P24"><text:span text:style-name="T12">Текст должен заканчиваться фразой "Количество предложений до n и количество предложений после m", где n - количество предложений в изначальном тексте (</text:span><text:span text:style-name="Strong_20_Emphasis"><text:span text:style-name="T12">без учета </text:span></text:span><text:span text:style-name="T12">терминального предложения "Dragon flew away!") и m - количество предложений в отформатированном тексте (без учета предложения про количество из данного пункта).</text:span></text:p>
        </text:list-item>
      </text:list>
      <text:p text:style-name="P28"><text:span text:style-name="Strong_20_Emphasis"><text:span text:style-name="T10">* Порядок предложений не должен меняться</text:span></text:span></text:p>
      <text:p text:style-name="P28"><text:span text:style-name="Strong_20_Emphasis"><text:span text:style-name="T10">* Статически выделять память под текст нельзя</text:span></text:span></text:p>
      <text:p text:style-name="P25"><text:span text:style-name="Strong_20_Emphasis"><text:span text:style-name="T10">* Пробел между предложениями является разделителем, а не частью какого-то предложения</text:span></text:span></text:p>
      <text:p text:style-name="P7"/>
      <text:h text:style-name="P34" text:outline-level="2"><text:soft-page-break/>Выполнение работы.</text:h>
      <text:p text:style-name="P3">Переменные:</text:p>
      <text:p text:style-name="P23"><text:span text:style-name="T31">end_symbols —</text:span> <text:span text:style-name="T36">строка </text:span>".;?!", <text:span text:style-name="T36">содержит символы, на которые может заканчиваться предложение.</text:span></text:p>
      <text:p text:style-name="P23"><text:span text:style-name="T31">splitters —</text:span><text:span text:style-name="T28"> </text:span><text:span text:style-name="T36">строка</text:span><text:span text:style-name="T32"> </text:span>" .;?\n\t", <text:span text:style-name="T36">содержит символы, которые являются разделителями слов в предложениях.</text:span></text:p>
      <text:p text:style-name="P23"><text:span text:style-name="T31">b_word —</text:span><text:span text:style-name="T28"> </text:span><text:span text:style-name="T36">строка</text:span><text:span text:style-name="T32"> </text:span>"<text:span text:style-name="T32">555</text:span><text:span text:style-name="T36">"</text:span></text:p>
      <text:p text:style-name="P23"><text:span text:style-name="T2">t</text:span><text:span text:style-name="T3">ext_itself —</text:span> <text:span text:style-name="T36">объект структуры </text:span><text:span text:style-name="T21">text_t, </text:span><text:span text:style-name="T26">в нем хранится текст и информация о нем: его длинна, количество памяти, выделенное на текст, а так же количество предложений «до» и «после» из условия. </text:span></text:p>
      <text:p text:style-name="P23"><text:span text:style-name="T3">text</text:span> <text:span text:style-name="T3">—</text:span> <text:span text:style-name="T36">указатель на </text:span><text:span text:style-name="T3">text_itself</text:span></text:p>
      <text:p text:style-name="P19">Функции:</text:p>
      <text:p text:style-name="P21"><text:span text:style-name="T36">readline</text:span> () <text:span text:style-name="T36">— </text:span><text:span text:style-name="T25">функция считывает предложение из стандартного потока ввода. Предложением считается набор символов, заканчивающихся на </text:span><text:span text:style-name="T34">’,’, ’?’, ’;’</text:span></text:p>
      <text:p text:style-name="P20"><text:span text:style-name="T36">cens</text:span>() <text:span text:style-name="T37">—</text:span><text:span text:style-name="T23"> </text:span><text:span text:style-name="T34">функция принимает на вход предложение и возвращает True, если в предложении нет отдельного слова “555”</text:span></text:p>
      <text:p text:style-name="P17"><text:span text:style-name="T18">Разработанный программный код см. в приложении А.</text:span></text:p>
      <text:h text:style-name="P34" text:outline-level="2">Вывод.</text:h>
      <text:p text:style-name="P7">Был<text:span text:style-name="T29">и</text:span> изучен<text:span text:style-name="T35">ы</text:span> <text:span text:style-name="T35">указатели в языке </text:span><text:span text:style-name="T30">C</text:span><text:span text:style-name="T22">.</text:span></text:p>
      <text:p text:style-name="P7">Разработана программа, выполняющая считывание с клавиатуры исходных данных.<text:span text:style-name="T27"> </text:span><text:span text:style-name="T6">Программа выполняет </text:span><text:span text:style-name="T4">обработк</text:span><text:span text:style-name="T6">у</text:span><text:span text:style-name="T4"> </text:span><text:span text:style-name="T6">введенного текста согласно </text:span><text:span text:style-name="T7">заданию.</text:span></text:p>
      <text:h text:style-name="P35" text:outline-level="1">Приложение А<text:line-break/>Исходный код программы</text:h>
      <text:p text:style-name="P9"><text:span text:style-name="T13">Название файла: </text:span><text:span text:style-name="T19">m</text:span><text:span text:style-name="T20">ai</text:span><text:span text:style-name="T19">n.c</text:span></text:p>
      <text:p text:style-name="P15">#include &lt;stdio.h&gt;</text:p>
      <text:p text:style-name="P15">#include &lt;string.h&gt;</text:p>
      <text:p text:style-name="P15">#include &lt;stdlib.h&gt;</text:p>
      <text:p text:style-name="P15"/>
      <text:p text:style-name="P15">void *readline(const char *end_symbols);</text:p>
      <text:p text:style-name="P15">void *cens(const char *snt, const char *splitters, const char *word);</text:p>
      <text:p text:style-name="P15"/>
      <text:p text:style-name="P15">typedef struct</text:p>
      <text:p text:style-name="P15">{</text:p>
      <text:p text:style-name="P15"><text:s text:c="4"/>char **sentences;</text:p>
      <text:p text:style-name="P15"><text:s text:c="4"/>int len, size;</text:p>
      <text:p text:style-name="P15"><text:s text:c="4"/>int ns_before, ns_after;</text:p>
      <text:p text:style-name="P15">} text_t;</text:p>
      <text:p text:style-name="P15"/>
      <text:p text:style-name="P15">int main()</text:p>
      <text:p text:style-name="P15">{</text:p>
      <text:p text:style-name="P15"><text:s text:c="4"/>char *end_symbols = ".;?!";</text:p>
      <text:p text:style-name="P15"><text:s text:c="4"/>char *splitters = " .;?\n\t";</text:p>
      <text:p text:style-name="P15"><text:s text:c="4"/>char *b_word = "555";</text:p>
      <text:p text:style-name="P15"><text:s text:c="4"/>text_t text_itself = {NULL, 0, 0, -1, -1};</text:p>
      <text:p text:style-name="P15"><text:s text:c="4"/>text_t *text = &amp;text_itself;</text:p>
      <text:p text:style-name="P15"><text:s text:c="4"/>while(1)</text:p>
      <text:p text:style-name="P15"><text:s text:c="4"/>{</text:p>
      <text:p text:style-name="P15"><text:s text:c="8"/>if (text-&gt;len + 8 &gt;= text-&gt;size)</text:p>
      <text:p text:style-name="P15"><text:s text:c="8"/>{</text:p>
      <text:p text:style-name="P15"><text:s text:c="12"/>text-&gt;size += 512;</text:p>
      <text:p text:style-name="P15"><text:s text:c="12"/>text-&gt;sentences = (char**)realloc(text-&gt;sentences, text-&gt;size*sizeof(char*));</text:p>
      <text:p text:style-name="P15"><text:s text:c="8"/>}</text:p>
      <text:p text:style-name="P15"><text:s text:c="8"/>char *str = readline(end_symbols);</text:p>
      <text:p text:style-name="P15"><text:s text:c="8"/>text-&gt;ns_before++;</text:p>
      <text:p text:style-name="P15"><text:s text:c="8"/>if (!cens(str, splitters, b_word))</text:p>
      <text:p text:style-name="P15"><text:s text:c="8"/>{</text:p>
      <text:p text:style-name="P15"><text:s text:c="12"/>text-&gt;sentences[text-&gt;len] = (char*)calloc(strlen(str)+1, sizeof(char));</text:p>
      <text:p text:style-name="P15"><text:s text:c="12"/>strcpy(text-&gt;sentences[text-&gt;len++], str);</text:p>
      <text:p text:style-name="P15"><text:soft-page-break/><text:s text:c="12"/>text-&gt;ns_after++;</text:p>
      <text:p text:style-name="P15"><text:s text:c="8"/>}</text:p>
      <text:p text:style-name="P15"><text:s text:c="8"/>free(str); str = NULL;</text:p>
      <text:p text:style-name="P15"><text:s text:c="8"/>if (strcmp(text-&gt;sentences[text-&gt;len-1], "Dragon flew away!") == 0)</text:p>
      <text:p text:style-name="P15"><text:s text:c="12"/>break;</text:p>
      <text:p text:style-name="P15"><text:s text:c="4"/>}</text:p>
      <text:p text:style-name="P15"><text:s text:c="4"/>for (int i = 0; i &lt; text-&gt;len; i++)</text:p>
      <text:p text:style-name="P15"><text:s text:c="4"/>{</text:p>
      <text:p text:style-name="P15"><text:s text:c="8"/>printf("%s\n", text-&gt;sentences[i]);</text:p>
      <text:p text:style-name="P15"><text:s text:c="8"/>free(text-&gt;sentences[i]);</text:p>
      <text:p text:style-name="P15"><text:s text:c="4"/>}</text:p>
      <text:p text:style-name="P15"><text:s text:c="4"/>free(text-&gt;sentences);</text:p>
      <text:p text:style-name="P15"><text:s text:c="4"/>printf("Количество предложений до %d и количество предложений после %d\n", text-&gt;ns_before, text-&gt;ns_after);</text:p>
      <text:p text:style-name="P15"><text:s text:c="4"/>return 0;</text:p>
      <text:p text:style-name="P15">}</text:p>
      <text:p text:style-name="P15"/>
      <text:p text:style-name="P15"/>
      <text:p text:style-name="P15">void *readline(const char *end_symbols)</text:p>
      <text:p text:style-name="P15">{</text:p>
      <text:p text:style-name="P15"><text:s text:c="4"/>char *current_sentence = NULL;</text:p>
      <text:p text:style-name="P15"><text:s text:c="4"/>int current_sentence_len = 0;</text:p>
      <text:p text:style-name="P15"><text:s text:c="4"/>int current_sentence_size = 0;</text:p>
      <text:p text:style-name="P15"><text:s text:c="4"/>int next_char;</text:p>
      <text:p text:style-name="P15"><text:s text:c="4"/>while(1)</text:p>
      <text:p text:style-name="P15"><text:s text:c="4"/>{</text:p>
      <text:p text:style-name="P15"><text:s text:c="8"/>next_char = getc(stdin);</text:p>
      <text:p text:style-name="P15"><text:s text:c="8"/>if (current_sentence_len == 0 &amp;&amp; (strrchr(" \t\n", next_char)))</text:p>
      <text:p text:style-name="P15"><text:s text:c="12"/>continue;</text:p>
      <text:p text:style-name="P15"><text:s text:c="8"/>if (current_sentence_len + 8 &gt;= current_sentence_size)</text:p>
      <text:p text:style-name="P15"><text:s text:c="8"/>{</text:p>
      <text:p text:style-name="P15"><text:s text:c="12"/>current_sentence_size += 512;</text:p>
      <text:p text:style-name="P15"><text:s text:c="12"/>current_sentence = (char*)realloc(current_sentence, current_sentence_size * sizeof(char));</text:p>
      <text:p text:style-name="P15"><text:s text:c="8"/>}</text:p>
      <text:p text:style-name="P15"><text:s text:c="8"/>current_sentence[current_sentence_len++] = next_char;</text:p>
      <text:p text:style-name="P15"><text:s text:c="8"/>current_sentence[current_sentence_len] = '\0';</text:p>
      <text:p text:style-name="P15"><text:s text:c="8"/>if (strrchr(end_symbols, next_char) || next_char == EOF)</text:p>
      <text:p text:style-name="P15"><text:s text:c="12"/>break;</text:p>
      <text:p text:style-name="P15"><text:soft-page-break/><text:s text:c="4"/>}</text:p>
      <text:p text:style-name="P15"><text:s text:c="4"/>return current_sentence;</text:p>
      <text:p text:style-name="P15">}</text:p>
      <text:p text:style-name="P15"/>
      <text:p text:style-name="P15">void *cens(const char *snt, const char *splitters, const char *word)</text:p>
      <text:p text:style-name="P15">{</text:p>
      <text:p text:style-name="P15"><text:s text:c="4"/>char *p;</text:p>
      <text:p text:style-name="P15"><text:s text:c="4"/>char *str;</text:p>
      <text:p text:style-name="P15"><text:s text:c="4"/>str = (char*)calloc(strlen(snt)+1, sizeof(char));</text:p>
      <text:p text:style-name="P15"><text:s text:c="4"/>strcpy(str, snt);</text:p>
      <text:p text:style-name="P15"><text:s text:c="4"/>p = strtok(str, splitters);</text:p>
      <text:p text:style-name="P15"><text:s text:c="4"/>while (p != NULL)</text:p>
      <text:p text:style-name="P15"><text:s text:c="4"/>{</text:p>
      <text:p text:style-name="P15"><text:s text:c="8"/>if (strcmp(p, word) == 0)</text:p>
      <text:p text:style-name="P15"><text:s text:c="8"/>{</text:p>
      <text:p text:style-name="P15"><text:s text:c="12"/>free(str);</text:p>
      <text:p text:style-name="P15"><text:s text:c="12"/>return 1;</text:p>
      <text:p text:style-name="P15"><text:s text:c="8"/>}</text:p>
      <text:p text:style-name="P15"><text:s text:c="8"/>p = strtok(NULL, splitters);</text:p>
      <text:p text:style-name="P15"><text:s text:c="4"/>}</text:p>
      <text:p text:style-name="P15"><text:s text:c="4"/>free(str);</text:p>
      <text:p text:style-name="P15"><text:s text:c="4"/>return NULL;</text:p>
      <text:p text:style-name="P18"><text:span text:style-name="T1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Roboto" svg:font-family="Roboto, sans-serif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Bitstream Vera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family-generic="roman" style:font-pitch="variable" fo:font-size="14pt"/>
    </style:style>
    <style:style style:name="Bibliography_20_inproceedings" style:display-name="Bibliography inproceedings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Text_20_body" style:display-name="Text body" style:family="paragraph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List" style:family="paragraph" style:class="list"/>
    <style:style style:name="Bibliography_20_techreport" style:display-name="Bibliography techreport" style:family="paragraph"/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style="italic" fo:font-weight="bold"/>
    </style:style>
    <style:style style:name="Bibliography_20_unpublished" style:display-name="Bibliography unpublished" style:family="paragraph"/>
    <style:style style:name="Frame_20_contents" style:display-name="Frame contents" style:family="paragraph" style:class="extra"/>
    <style:style style:name="Bibliography_20_phdthesis" style:display-name="Bibliography phdthesis" style:family="paragraph"/>
    <style:style style:name="Index" style:family="paragraph" style:class="index">
      <style:paragraph-properties text:number-lines="false" text:line-number="0"/>
    </style:style>
    <style:style style:name="Bibliography_20_proceedings" style:display-name="Bibliography proceedings" style:family="paragraph"/>
    <style:style style:name="Bibliography_20_mastersthesis" style:display-name="Bibliography mastersthesis" style:family="paragraph"/>
    <style:style style:name="A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" fo:font-size="12pt" fo:language="ru" fo:country="RU" style:letter-kerning="true" fo:hyphenate="false" fo:hyphenation-remain-char-count="2" fo:hyphenation-push-char-count="2"/>
    </style:style>
    <style:style style:name="Bibliography_20_misc" style:display-name="Bibliography misc" style:family="paragraph"/>
    <style:style style:name="Table_20_Contents" style:display-name="Table Contents" style:family="paragraph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/>
    </style:style>
    <style:style style:name="Bibliography_20_journal" style:display-name="Bibliography journal" style:family="paragraph"/>
    <style:style style:name="Bibliography_20_manual" style:display-name="Bibliography manual" style:family="paragraph"/>
    <style:style style:name="Footer" style:family="paragraph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Times14_5f_РИО2" style:display-name="Times14_РИО2" style:family="paragraph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Обычный" style:family="paragraph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keep-together="auto" fo:text-indent="0in" style:auto-text-indent="false" fo:break-before="auto" fo:break-after="auto" fo:background-color="transparent" fo:padding="0in" fo:border="none" fo:keep-with-next="auto" style:writing-mode="lr-tb"/>
      <style:text-properties fo:color="#000000" style:text-outline="false" style:text-line-through-style="none" style:text-line-through-type="none" style:text-position="0% 100%" style:font-name="Times New Roman1" fo:font-family="'Times New Roman'" fo:font-size="12pt" fo:letter-spacing="normal" fo:font-style="normal" style:text-underline-style="none" fo:font-weight="normal" style:text-underline-mode="continuous" style:text-overline-mode="continuous" style:text-line-through-mode="continuous" fo:background-color="transparent" style:text-scale="100%"/>
    </style:style>
    <style:style style:name="Caption" style:family="paragraph" style:class="extra">
      <style:paragraph-properties fo:margin-top="0.0835in" fo:margin-bottom="0.0835in" loext:contextual-spacing="false" text:number-lines="false" text:line-number="0"/>
      <style:text-properties fo:font-size="12pt" fo:font-style="italic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weight="bold"/>
    </style:style>
    <style:style style:name="DocumentMap" style:family="paragraph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Листинг" style:family="paragraph">
      <style:paragraph-properties fo:line-height="100%"/>
      <style:text-properties style:font-name="Courier New" fo:font-family="'Courier New'" style:font-family-generic="modern" style:font-pitch="fixed" fo:font-size="11pt"/>
    </style:style>
    <style:style style:name="Table" style:family="paragraph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font-size="14pt" fo:font-style="normal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" fo:font-family="'Times New Roman'" style:font-family-generic="roman" style:font-pitch="variable" fo:font-size="14pt" fo:font-style="normal" fo:font-weight="bold"/>
    </style:style>
    <style:style style:name="Table_20_Grid" style:display-name="Table 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/>
    </style:style>
    <style:style style:name="Footnote" style:family="paragraph" style:class="extra"/>
    <style:style style:name="Endnote" style:family="paragraph" style:class="extra"/>
    <style:style style:name="Bibliography_20_custom4" style:display-name="Bibliography custom4" style:family="paragraph"/>
    <style:style style:name="Bibliography_20_custom5" style:display-name="Bibliography custom5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Drawing" style:family="paragraph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Bibliography_20_incollection" style:display-name="Bibliography incollection" style:family="paragraph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9" style:display-name="ListLabel 9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ook_20_Title" style:display-name="Book Title" style:family="text">
      <style:text-properties fo:font-variant="small-caps" fo:letter-spacing="0.0035in" fo:font-weight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8" style:display-name="ListLabel 8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/>
    </style:style>
    <style:style style:name="ListLabel_20_6" style:display-name="ListLabel 6" style:family="text"/>
    <style:style style:name="ListLabel_20_7" style:display-name="ListLabel 7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/>
    </style:style>
    <style:style style:name="ListLabel_20_2" style:display-name="ListLabel 2" style:family="text"/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  <style:master-page style:name="First_20_Page" style:display-name="First Page" style:page-layout-name="Mpm2" style:next-style-name="Default"/>
    <style:master-page style:name="Default" style:page-layout-name="Mpm3">
      <style:footer>
        <text:p text:style-name="MP1"><text:page-number style:num-format="1" text:select-page="current">6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/>
    <meta:initial-creator>Unknown</meta:initial-creator>
    <meta:editing-cycles>39</meta:editing-cycles>
    <dc:date>2019-11-17T17:00:23.030978081</dc:date>
    <meta:creation-date>2018-10-16T14:07:55.262000000</meta:creation-date>
    <meta:editing-duration>PT5M55S</meta:editing-duration>
    <meta:document-statistic meta:table-count="1" meta:image-count="0" meta:object-count="0" meta:page-count="6" meta:paragraph-count="138" meta:word-count="586" meta:character-count="4869" meta:non-whitespace-character-count="3949"/>
  </office:meta>
</office:document-meta>
</file>